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ec31" officeooo:paragraph-rsid="0007ec3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7ec31" officeooo:paragraph-rsid="0007ec31" style:font-weight-asian="bold" style:font-weight-complex="bold"/>
    </style:style>
    <style:style style:name="P3" style:family="paragraph" style:parent-style-name="Standard">
      <style:text-properties fo:font-weight="bold" officeooo:rsid="00195632" officeooo:paragraph-rsid="00197b2e" style:font-weight-asian="bold" style:font-weight-complex="bold"/>
    </style:style>
    <style:style style:name="P4" style:family="paragraph" style:parent-style-name="Standard">
      <style:text-properties fo:font-weight="bold" officeooo:rsid="000b1109" officeooo:paragraph-rsid="000b1109" style:font-weight-asian="bold" style:font-weight-complex="bold"/>
    </style:style>
    <style:style style:name="P5" style:family="paragraph" style:parent-style-name="Standard" style:list-style-name="L1">
      <style:text-properties officeooo:rsid="0007ec31" officeooo:paragraph-rsid="0007ec31"/>
    </style:style>
    <style:style style:name="P6" style:family="paragraph" style:parent-style-name="Standard" style:list-style-name="L1">
      <style:text-properties officeooo:rsid="0007ec31" officeooo:paragraph-rsid="000ecf0e"/>
    </style:style>
    <style:style style:name="P7" style:family="paragraph" style:parent-style-name="Standard" style:list-style-name="L1">
      <style:text-properties officeooo:rsid="0007ec31" officeooo:paragraph-rsid="00197b2e"/>
    </style:style>
    <style:style style:name="P8" style:family="paragraph" style:parent-style-name="Standard" style:list-style-name="L1">
      <style:text-properties officeooo:rsid="0007ec31" officeooo:paragraph-rsid="00234b71"/>
    </style:style>
    <style:style style:name="P9" style:family="paragraph" style:parent-style-name="Standard" style:list-style-name="L1">
      <style:text-properties officeooo:rsid="0007ec31" officeooo:paragraph-rsid="0024ed83"/>
    </style:style>
    <style:style style:name="P10" style:family="paragraph" style:parent-style-name="Standard" style:list-style-name="L1">
      <style:text-properties officeooo:rsid="0007ed13" officeooo:paragraph-rsid="000d43ce"/>
    </style:style>
    <style:style style:name="P11" style:family="paragraph" style:parent-style-name="Standard" style:list-style-name="L1">
      <style:text-properties officeooo:rsid="0007ed13" officeooo:paragraph-rsid="0007ed13"/>
    </style:style>
    <style:style style:name="P12" style:family="paragraph" style:parent-style-name="Standard" style:list-style-name="L1">
      <style:text-properties officeooo:rsid="0009317f" officeooo:paragraph-rsid="0009317f"/>
    </style:style>
    <style:style style:name="P13" style:family="paragraph" style:parent-style-name="Standard" style:list-style-name="L1">
      <style:text-properties fo:font-weight="bold" officeooo:rsid="000b1109" officeooo:paragraph-rsid="0007ed13" style:font-weight-asian="bold" style:font-weight-complex="bold"/>
    </style:style>
    <style:style style:name="P14" style:family="paragraph" style:parent-style-name="Standard" style:list-style-name="L1">
      <style:text-properties officeooo:rsid="000c0f74" officeooo:paragraph-rsid="000c0f74"/>
    </style:style>
    <style:style style:name="P15" style:family="paragraph" style:parent-style-name="Standard" style:list-style-name="L1">
      <style:text-properties officeooo:rsid="00275932" officeooo:paragraph-rsid="00275932"/>
    </style:style>
    <style:style style:name="T1" style:family="text">
      <style:text-properties officeooo:rsid="0007ed13"/>
    </style:style>
    <style:style style:name="T2" style:family="text">
      <style:text-properties officeooo:rsid="0009317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1109" style:font-weight-asian="bold" style:font-weight-complex="bold"/>
    </style:style>
    <style:style style:name="T5" style:family="text">
      <style:text-properties fo:font-weight="bold" officeooo:rsid="0007ed13" style:font-weight-asian="bold" style:font-weight-complex="bold"/>
    </style:style>
    <style:style style:name="T6" style:family="text">
      <style:text-properties fo:font-weight="bold" officeooo:rsid="000c057f" style:font-weight-asian="bold" style:font-weight-complex="bold"/>
    </style:style>
    <style:style style:name="T7" style:family="text">
      <style:text-properties fo:font-weight="bold" officeooo:rsid="0028926a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b1109" style:font-weight-asian="normal" style:font-weight-complex="normal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fo:color="#c9211e" loext:opacity="100%" fo:font-weight="bold" officeooo:rsid="000cb22f" style:font-weight-asian="bold" style:font-weight-complex="bold"/>
    </style:style>
    <style:style style:name="T12" style:family="text">
      <style:text-properties fo:color="#c9211e" loext:opacity="100%" fo:font-weight="bold" officeooo:rsid="000d43ce" style:font-weight-asian="bold" style:font-weight-complex="bold"/>
    </style:style>
    <style:style style:name="T13" style:family="text">
      <style:text-properties fo:color="#c9211e" loext:opacity="100%" fo:font-weight="bold" officeooo:rsid="000ecf0e" style:font-weight-asian="bold" style:font-weight-complex="bold"/>
    </style:style>
    <style:style style:name="T14" style:family="text">
      <style:text-properties fo:color="#c9211e" loext:opacity="100%" fo:font-weight="bold" officeooo:rsid="000f1c41" style:font-weight-asian="bold" style:font-weight-complex="bold"/>
    </style:style>
    <style:style style:name="T15" style:family="text">
      <style:text-properties fo:color="#c9211e" loext:opacity="100%" fo:font-weight="bold" officeooo:rsid="0010d514" style:font-weight-asian="bold" style:font-weight-complex="bold"/>
    </style:style>
    <style:style style:name="T16" style:family="text">
      <style:text-properties fo:color="#c9211e" loext:opacity="100%" fo:font-weight="bold" officeooo:rsid="00114dab" style:font-weight-asian="bold" style:font-weight-complex="bold"/>
    </style:style>
    <style:style style:name="T17" style:family="text">
      <style:text-properties fo:color="#c9211e" loext:opacity="100%" fo:font-weight="bold" officeooo:rsid="00140fde" style:font-weight-asian="bold" style:font-weight-complex="bold"/>
    </style:style>
    <style:style style:name="T18" style:family="text">
      <style:text-properties fo:color="#c9211e" loext:opacity="100%" fo:font-weight="bold" officeooo:rsid="001563e2" style:font-weight-asian="bold" style:font-weight-complex="bold"/>
    </style:style>
    <style:style style:name="T19" style:family="text">
      <style:text-properties fo:color="#c9211e" loext:opacity="100%" fo:font-weight="bold" officeooo:rsid="001a1672" style:font-weight-asian="bold" style:font-weight-complex="bold"/>
    </style:style>
    <style:style style:name="T20" style:family="text">
      <style:text-properties fo:color="#c9211e" loext:opacity="100%" fo:font-weight="bold" officeooo:rsid="00218521" style:font-weight-asian="bold" style:font-weight-complex="bold"/>
    </style:style>
    <style:style style:name="T21" style:family="text">
      <style:text-properties officeooo:rsid="0010b199"/>
    </style:style>
    <style:style style:name="T22" style:family="text">
      <style:text-properties officeooo:rsid="00197b2e"/>
    </style:style>
    <style:style style:name="T23" style:family="text">
      <style:text-properties style:use-window-font-color="true" loext:opacity="0%" fo:font-weight="bold" style:font-weight-asian="bold" style:font-weight-complex="bold"/>
    </style:style>
    <style:style style:name="T24" style:family="text">
      <style:text-properties officeooo:rsid="001c568e"/>
    </style:style>
    <style:style style:name="T25" style:family="text">
      <style:text-properties officeooo:rsid="001da1f8"/>
    </style:style>
    <style:style style:name="T26" style:family="text">
      <style:text-properties officeooo:rsid="001f69c1"/>
    </style:style>
    <style:style style:name="T27" style:family="text">
      <style:text-properties officeooo:rsid="001f9b26"/>
    </style:style>
    <style:style style:name="T28" style:family="text">
      <style:text-properties officeooo:rsid="0024ed83"/>
    </style:style>
    <style:style style:name="T29" style:family="text">
      <style:text-properties officeooo:rsid="002831e3"/>
    </style:style>
    <style:style style:name="T30" style:family="text">
      <style:text-properties officeooo:rsid="00286ba2"/>
    </style:style>
    <style:style style:name="T31" style:family="text">
      <style:text-properties officeooo:rsid="0028926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rganização de códigos – Doc</text:p>
      <text:p text:style-name="P1"/>
      <text:p text:style-name="P1">Ao revisar os resultados até agora, é fundamental eu ter códigos em que eu saiba o que fazem pelo título e que remetam a figura ou tabela de resultados final. Dessa forma, vou organizar os códigos em blocos onde cada passo será um arquivo .R diferente, onde o nome da tabela final é o nome do código. <text:span text:style-name="T1">Os códigos devem funcionar para todos os Haplorrhini. </text:span></text:p>
      <text:p text:style-name="P1"/>
      <text:p text:style-name="P1">Passos necessários das análises para chegar até aqui:</text:p>
      <text:p text:style-name="P1"/>
      <text:list xml:id="list3807996200" text:style-name="L1">
        <text:list-item>
          <text:p text:style-name="P5">GLMs para obter matrizes de VCV controladas pelo sexo. Não é necessário um arquivo com cada espécie ou um único arquivo longo, apenas um arquivo com a estrutura básica que eu vou mudando para cada espécie de interesse. Não há arquivo final desse script, ele é usado de forma esporádica. <text:span text:style-name="T4">create_VCV.R. </text:span><text:span text:style-name="T11">arrumar caminho final de save da matriz</text:span></text:p>
          <text:p text:style-name="P5"/>
        </text:list-item>
        <text:list-item>
          <text:p text:style-name="P10">Contar a quantidade de papers retornados pelo WOS e o quanto eu escolhi para leitura. <text:span text:style-name="T2">Isso deve retornar uma tabela com cada gênero de Haplorrhini, os artigos totais e escolhidos. </text:span><text:span text:style-name="T4">count_articles.R </text:span><text:span text:style-name="T11">arr</text:span><text:span text:style-name="T12">umar </text:span><text:span text:style-name="T11">caminho final de save da matriz</text:span></text:p>
          <text:p text:style-name="P5"/>
        </text:list-item>
        <text:list-item>
          <text:p text:style-name="P6">PC’s e autovalores das espécies de interesse. Arquivo único que calcula as médias, os PCs e os autovalores das espécies de interesse, <text:span text:style-name="T21">tanto Platyrrhini quanto Catarrhini</text:span>. Guardar tudo em uma lista e salvar em forma .Rdata. <text:span text:style-name="T4">averages_PCS_</text:span><text:span text:style-name="T6">autovalues_</text:span><text:span text:style-name="T4">primates.R </text:span><text:span text:style-name="T11">arr</text:span><text:span text:style-name="T12">umar </text:span><text:span text:style-name="T11">caminho</text:span><text:span text:style-name="T13">s de leitura de matrizes,</text:span><text:span text:style-name="T15"> planilhas</text:span><text:span text:style-name="T13"> e caminho</text:span><text:span text:style-name="T11"> final de save da </text:span><text:span text:style-name="T14">lista .R</text:span><text:span text:style-name="T16">DS</text:span></text:p>
        </text:list-item>
      </text:list>
      <text:p text:style-name="P1"/>
      <text:list xml:id="list122534277703190" text:continue-numbering="true" text:style-name="L1">
        <text:list-item>
          <text:p text:style-name="P7"><text:span text:style-name="T22">Os scripts abaixo</text:span>, agora usando as espécies ancestrais. Deve ser salvo em um mesmo arquivo .csv data frame. <text:span text:style-name="T23">ancestrals_averages_PCS_autovalues_primates.R</text:span><text:span text:style-name="T10"> <text:s/></text:span><text:span text:style-name="T19">arrumar caminhos</text:span></text:p>
        </text:list-item>
      </text:list>
      <text:p text:style-name="P3"/>
      <text:list xml:id="list122533880605464" text:continue-numbering="true" text:style-name="L1">
        <text:list-item>
          <text:p text:style-name="P5">Correlação de PCs com vetor isométrico, vetor de modularidade. Ler o arquivo de PCS e correlacionar tais PCs com vetor isométrico e com vetor que define quais características estão juntas ou não em um mesmo módulo. Guardar as correlações em uma tabela data.frame em formato .csv. <text:span text:style-name="T4">cor_PCS_iso_mod.R </text:span><text:span text:style-name="T18">arrumar caminhos</text:span></text:p>
          <text:p text:style-name="P5"/>
        </text:list-item>
        <text:list-item>
          <text:p text:style-name="P5">Correlações PCS com vetor de dimorfismo sexual. Ler a planilha de PCS e médias, calcular o dimorfismo sexual, e correlacionar os PCS com os dimorfismos. <text:span text:style-name="T1">Obter também as normas dos dimorfismos. </text:span>As correlações devem serem salvar em um arquivo .csv data frame. <text:span text:style-name="T4">cor_PCS_dimorphism.R </text:span><text:span text:style-name="T17">arrumar caminhos</text:span></text:p>
        </text:list-item>
      </text:list>
      <text:p text:style-name="P1"/>
      <text:list xml:id="list122532686263489" text:continue-numbering="true" text:style-name="L1">
        <text:list-item>
          <text:p text:style-name="P11">As médias <text:span text:style-name="T24">e dimorfismos </text:span>devem ser calculadas tanto no R quanto no Mesquite (Diferentes parcimonias <text:span text:style-name="T25">e ML</text:span>) para atestar a robustez do método. Nesse caso <text:span text:style-name="T26">haverá planilhas temporárias de medias de machos, fêmeas e dimorfismo e planilh</text:span><text:span text:style-name="T27">as</text:span><text:span text:style-name="T26"> vindas do Mesquite que são lidar no R.</text:span> <text:span text:style-name="T26">O resultado final é um arquivo CSV com as correlações das médias e dimorfismos entre os métodos de ML no R, Parsimônia Simples e Quadrada no Mesquite</text:span>. <text:span text:style-name="T4">compare_methods_avg_estimate.R </text:span><text:span text:style-name="T20">arrumar caminhos</text:span></text:p>
          <text:p text:style-name="P5"/>
        </text:list-item>
      </text:list>
      <text:p text:style-name="P4"/>
      <text:list xml:id="list122534611489414" text:continue-numbering="true" text:style-name="L1">
        <text:list-item>
          <text:p text:style-name="P8">MDS. Código para fazer o MDS das espécies de interesse. Salvar a Figura MDS, as correlações do MDS entre si e correlações das variáveis originais data.frame em um aquivo .csv. <text:span text:style-name="T1">Ter certeza que a classificação está salva e que o método binário também está nesse arquivo além do Gower. </text:span><text:span text:style-name="T4">MDS_matings.R </text:span><text:span text:style-name="T20">arrumar caminhos</text:span></text:p>
          <text:p text:style-name="P5"><text:soft-page-break/></text:p>
        </text:list-item>
        <text:list-item>
          <text:p text:style-name="P9">Correlação MDS e alinhamento PCS e dimorfismo. Fazer tabela final dessa parte com simple, Fisher e PIC além dos p-values. O arquivo final é um data.frame .csv <text:span text:style-name="T28">e um arquivo RDS.</text:span> <text:span text:style-name="T4">cor_MDS_alig_dimor_PCS.R </text:span><text:span text:style-name="T20">arrumar caminhos</text:span></text:p>
          <text:p text:style-name="P5"/>
        </text:list-item>
        <text:list-item>
          <text:p text:style-name="P5">Evolvabilidade dos macacos. Fazer diversos cálculas de variação e evolvabiliade para Platyrrhini e Catarrhini. O resultado deve ser um arquivo de texto .csv ou planilha xlsx. <text:span text:style-name="T1">Deve também ser salvo duas figuras, a correlação do dimorfismo com a evolvabilidade e a correlação da evolvabilidade com alinhamento PC1 e dimorfismo </text:span><text:span text:style-name="T5">sexual_</text:span><text:span text:style-name="T4">evolvability.R</text:span></text:p>
          <text:p text:style-name="P5"/>
        </text:list-item>
        <text:list-item>
          <text:p text:style-name="P12">Lembrar que é preciso também testar a evolvabilidade encontrada do dimorfismo sexual com uma distribuição de 1.000 valores de evolvabilidade de vetores aleatórios. O resultado deve ser uma planilha .csv data frame. <text:span text:style-name="T4">dimorphism_evolvability.R</text:span></text:p>
          <text:p text:style-name="P5"/>
        </text:list-item>
        <text:list-item>
          <text:p text:style-name="P11">Script de cálculo de matriz B via SQI e via covariância das médias. Deve terminar em uma lista com as matrizes B salvas em .Rdata. <text:span text:style-name="T4">b_matriz.R</text:span></text:p>
          <text:p text:style-name="P13"/>
        </text:list-item>
        <text:list-item>
          <text:p text:style-name="P14"><text:span text:style-name="T9">L</text:span><text:span text:style-name="T8">er as matrizes de base de dados dos museus, fazer uma limpeza só com o necessário e salvar a tabela final.</text:span><text:span text:style-name="T3"> sampling_museums.R</text:span></text:p>
          <text:p text:style-name="P11"/>
        </text:list-item>
        <text:list-item>
          <text:p text:style-name="P11">Salvar as matrizes VCV Catarrhini e Platyrrhini que o Gabriel arrumou em uma pasta própria, separada em Platyrrhini e Catarrhini</text:p>
          <text:p text:style-name="P11"/>
        </text:list-item>
        <text:list-item>
          <text:p text:style-name="P11"><text:span text:style-name="T29">Correlação das variáveis de comportamento originais com as variáveis de comportamento </text:span><text:span text:style-name="T3">cor_original_variables_dimorphism_align.R</text:span></text:p>
          <text:p text:style-name="P11"/>
        </text:list-item>
        <text:list-item>
          <text:p text:style-name="P15"><text:span text:style-name="T30">Testes de análise de correspondência entre as variáveis comportamentais e comparação com MDS </text:span><text:span text:style-name="T3">CA.R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Camacho</meta:initial-creator>
    <meta:creation-date>2025-03-26T10:31:19.016451562</meta:creation-date>
    <dc:date>2025-07-20T12:25:32.570345464</dc:date>
    <dc:creator>Lucas Camacho</dc:creator>
    <meta:editing-duration>PT12H47M33S</meta:editing-duration>
    <meta:editing-cycles>36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706" meta:character-count="4372" meta:non-whitespace-character-count="3710"/>
  </office:meta>
</office:document-meta>
</file>